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6.0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3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Weeknr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, scorescene, helpscene</text:p>
          </table:table-cell>
          <table:table-cell table:formula="of:=[.D8]-[.C8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10H15M00S">
            <text:p>10:15</text:p>
          </table:table-cell>
          <table:table-cell office:value-type="float" office:value="2">
            <text:p>2</text:p>
          </table:table-cell>
          <table:table-cell office:value-type="string">
            <text:p>kleine pauze, bijwerking van de classes en knopjes en bijwerking van de logboek</text:p>
          </table:table-cell>
          <table:table-cell table:formula="of:=[.D9]-[.C9]" office:value-type="time" office:time-value="PT00H44M00S">
            <text:p>00:4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45M00S">
            <text:p>10:45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10H46M00S">
            <text:p>10:46</text:p>
          </table:table-cell>
          <table:table-cell office:value-type="time" office:time-value="PT11H05M00S">
            <text:p>11:05</text:p>
          </table:table-cell>
          <table:table-cell office:value-type="float" office:value="4">
            <text:p>4</text:p>
          </table:table-cell>
          <table:table-cell office:value-type="string">
            <text:p>Onze eerste scorpion op het scherm laten zien</text:p>
          </table:table-cell>
          <table:table-cell table:formula="of:=[.D11]-[.C11]" office:value-type="time" office:time-value="PT00H19M00S">
            <text:p>00:19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1H06M00S">
            <text:p>11:06</text:p>
          </table:table-cell>
          <table:table-cell office:value-type="time" office:time-value="PT12H45M00S">
            <text:p>12:45</text:p>
          </table:table-cell>
          <table:table-cell office:value-type="float" office:value="5">
            <text:p>5</text:p>
          </table:table-cell>
          <table:table-cell office:value-type="string">
            <text:p>scorpion class laten erven van de animatedsprite class</text:p>
          </table:table-cell>
          <table:table-cell table:formula="of:=[.D12]-[.C12]" office:value-type="time" office:time-value="PT01H39M00S">
            <text:p>01:39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6">
            <text:p>6</text:p>
          </table:table-cell>
          <table:table-cell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7M00S">
            <text:p>04:27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  <number:text> </number:text>
    </number:number-style>
    <number:number-style style:name="N109">
      <number:text>(€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(</number:text>
      <number:number number:decimal-places="0" number:min-integer-digits="1" number:grouping="true"/>
      <number:text>)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(</number:text>
      <number:number number:decimal-places="2" number:min-integer-digits="1" number:grouping="true"/>
      <number:text>)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38">
      <number:text-content/>
      <style:map style:condition="value()&gt;=0" style:apply-style-name="N138P0"/>
    </number:text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gt;=0" style:apply-style-name="N140P0"/>
    </number:text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2">
      <number:text-content/>
      <style:map style:condition="value()&gt;=0" style:apply-style-name="N142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-01-2014</text:date>, <text:time>14:19: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4-01-06T14:19:33.37</dc:date>
    <dc:creator>roy kuijper</dc:creator>
    <meta:editing-duration>PT18H14M49S</meta:editing-duration>
    <meta:editing-cycles>12</meta:editing-cycles>
    <meta:generator>OpenOffice/4.0.1$Win32 OpenOffice.org_project/401m5$Build-9714</meta:generator>
    <meta:document-statistic meta:table-count="5" meta:cell-count="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